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D0000005D5AA6CD8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style:font-name="Verdana" fo:font-size="14pt" fo:font-weight="bold" style:font-size-asian="14pt" style:font-weight-asian="bold" style:font-size-complex="14pt" style:font-weight-complex="bold"/>
    </style:style>
    <style:style style:name="P3" style:family="paragraph" style:parent-style-name="Header">
      <style:text-properties style:font-name="Verdana" fo:font-size="14pt" style:font-size-asian="14pt" style:font-size-complex="14pt"/>
    </style:style>
    <style:style style:name="P4" style:family="paragraph" style:parent-style-name="Header">
      <style:paragraph-properties fo:text-align="end" style:justify-single-word="false" fo:padding="0cm" fo:border-left="none" fo:border-right="none" fo:border-top="none" fo:border-bottom="0.06pt solid #000000" style:shadow="none"/>
      <style:text-properties style:font-name="Verdana" fo:font-size="14pt" style:font-size-asian="14pt" style:font-size-complex="14pt"/>
    </style:style>
    <style:style style:name="P5" style:family="paragraph" style:parent-style-name="Footer">
      <style:paragraph-properties fo:padding="0cm" fo:border-left="none" fo:border-right="none" fo:border-top="0.06pt solid #000000" fo:border-bottom="none" style:shadow="none"/>
      <style:text-properties style:font-name="Verdana" fo:font-size="8pt" style:font-size-asian="8pt" style:font-size-complex="8pt"/>
    </style:style>
    <style:style style:name="P6" style:family="paragraph" style:parent-style-name="Preformatted_20_Text">
      <style:paragraph-properties fo:margin-left="2.501cm" fo:margin-right="0cm" fo:text-indent="0cm" style:auto-text-indent="false"/>
    </style:style>
    <style:style style:name="P7" style:family="paragraph" style:parent-style-name="Preformatted_20_Text">
      <style:paragraph-properties fo:margin-left="2.501cm" fo:margin-right="0cm" fo:text-indent="0cm" style:auto-text-indent="false"/>
      <style:text-properties fo:font-style="normal" style:font-style-asian="normal" style:font-style-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text-properties fo:font-style="normal" style:font-style-asian="normal" style:font-style-complex="normal"/>
    </style:style>
    <style:style style:name="P11" style:family="paragraph" style:parent-style-name="Text_20_body" style:list-style-name="L5">
      <style:text-properties fo:font-style="normal" style:font-style-asian="normal" style:font-style-complex="normal"/>
    </style:style>
    <style:style style:name="P12" style:family="paragraph" style:parent-style-name="Text_20_body" style:list-style-name="L4"/>
    <style:style style:name="P13" style:family="paragraph" style:parent-style-name="Footer">
      <style:paragraph-properties fo:padding="0cm" fo:border-left="none" fo:border-right="none" fo:border-top="0.06pt solid #000000" fo:border-bottom="none" style:shadow="none"/>
      <style:text-properties style:font-name="Verdana" fo:font-size="8pt" style:font-size-asian="8pt" style:font-size-complex="8pt"/>
    </style:style>
    <style:style style:name="P14" style:family="paragraph" style:parent-style-name="Heading_20_2">
      <style:text-properties style:font-name="Verdana"/>
    </style:style>
    <style:style style:name="P15" style:family="paragraph" style:parent-style-name="Heading_20_2">
      <style:text-properties fo:font-style="normal" style:font-style-asian="normal" style:font-style-complex="normal"/>
    </style:style>
    <style:style style:name="T1" style:family="text">
      <style:text-properties style:font-name="Verdana" fo:font-size="14pt" fo:font-weight="bold" style:font-size-asian="14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Sinatra</text:h>
      <text:p text:style-name="Text_20_body">We're using Sinatra (<text:a xlink:type="simple" xlink:href="http://www.sinatrarb.com/">http://www.sinatrarb.com/</text:a>) to create our application. Sinatra is a light-weight and simple Domain Specific Language (DSL) for defining RESTful HTTP actions. For more information, the Sinatra book (<text:a xlink:type="simple" xlink:href="http://sinatra-book.gittr.com/">http://sinatra-book.gittr.com/</text:a>) is good. Sinatra can be used together with Rails (another framework), or on its own.</text:p>
      <text:h text:style-name="Heading_20_2" text:outline-level="2">Repository</text:h>
      <text:p text:style-name="Standard">We have all the exercises stored in a git repository. For each session, you can either continue from where you left off in the previous session, or grab the complete code for the previous session and continue from there. </text:p>
      <text:p text:style-name="Text_20_body">There are two ways to work with the repository: you can work in the same folder as we've put the repository, or you can create a new folder and copy the files across. If you work in the same folder, you'll probably throw away your work at the beginning of each new session, or have to merge it with the repository version, so we recommend you create a new folder and copy files across as you need to. In the exercises we'll assume you're copying files to a new folder, and creating or editing them there.</text:p>
      <text:p text:style-name="Text_20_body">The git repository is at <text:a xlink:type="simple" xlink:href="https://github.com/fidothe/annotated_shakespeare">https://github.com/fidothe/annotated_shakespeare</text:a>. We'll leave it up for a while after the summer school. If you go to that site in a browser, you can see the differences between branches.</text:p>
      <text:h text:style-name="Heading_20_2" text:outline-level="2">Git Commands</text:h>
      <text:p text:style-name="Text_20_body">We use github for the repository, and git to fetch the code. If you aren't familiar with git, the Git Book (<text:a xlink:type="simple" xlink:href="http://git-scm.com/book">http://git-scm.com/book</text:a>) is excellent and free. </text:p>
      <text:p text:style-name="Text_20_body">For our purposes, where you're fetching code from an external repository, and switching branches, you won't be adding code to the remote repository. So all we need to know is how to fetch the code for each branch (and we'll tell you which branch to fetch at the beginning of each exercise). There are only a few commands you need to use.</text:p>
      <text:list xml:id="list12514311831" text:style-name="L1">
        <text:list-item>
          <text:p text:style-name="P8">git status: shows you which branch you're on, and whether you have modified any files.</text:p>
        </text:list-item>
        <text:list-item>
          <text:p text:style-name="P8">git pull: get the latest version from the repository. Only gets the files for the branch you're on, if any</text:p>
        </text:list-item>
        <text:list-item>
          <text:p text:style-name="P8">git checkout <text:span text:style-name="T2">branch</text:span><text:span text:style-name="T4">: switches you to the branch named </text:span><text:span text:style-name="T2">branch</text:span><text:span text:style-name="T4">. </text:span></text:p>
        </text:list-item>
        <text:list-item>
          <text:p text:style-name="P8">git reset --hard: throws away all uncommitted changes (reverts to repository status). You'll only need this if you're working in the same folder as the one where the repository is stored.</text:p>
        </text:list-item>
      </text:list>
      <text:h text:style-name="Heading_20_2" text:outline-level="2"><text:soft-page-break/>Setup</text:h>
      <text:list xml:id="list2083952852" text:style-name="L2">
        <text:list-item>
          <text:p text:style-name="P9">In your chosen work folder, create folders named <text:span text:style-name="T2">db</text:span><text:span text:style-name="T4"> (for the database, we'll use this later)</text:span>, <text:span text:style-name="T2">lib</text:span><text:span text:style-name="T4"> (where we store the Ruby code that runs the site)</text:span>, <text:span text:style-name="T2">public</text:span><text:span text:style-name="T4"> (static files such as CSS styles, <text:s/>images, static HTML files)</text:span>, <text:span text:style-name="T2">plays</text:span><text:span text:style-name="T4"> (where we have the plays themselves)</text:span>, and <text:span text:style-name="T2">views </text:span><text:span text:style-name="T4">(the layout files go here)</text:span>. The <text:span text:style-name="T2">public</text:span> and <text:span text:style-name="T2">views</text:span> folders are usually named that way and exist in all standard Sinatra applications (when they aren't renamed). </text:p>
        </text:list-item>
        <text:list-item>
          <text:p text:style-name="P9">Navigate to the repository folder, and in a terminal window, check which branch you're on (git status). If it isn't session_one, then switch to session_one (git checkout session_one).</text:p>
        </text:list-item>
        <text:list-item>
          <text:p text:style-name="P9">Copy the repository files <text:span text:style-name="T2">Gemfile</text:span> and <text:span text:style-name="T2">config.ru</text:span> to your work folder. The configuration file makes it easier to run the application.</text:p>
        </text:list-item>
        <text:list-item>
          <text:p text:style-name="P9">Copy the repository files <text:span text:style-name="T2">plays/3014_fol-JC.tei </text:span>and <text:span text:style-name="T2">plays/tei2html.xsl </text:span><text:span text:style-name="T4">into your </text:span><text:span text:style-name="T2">plays</text:span><text:span text:style-name="T4"> folder.</text:span></text:p>
        </text:list-item>
        <text:list-item>
          <text:p text:style-name="P9"><text:span text:style-name="T4">Copy all the files in the repository public folder into your public folder (</text:span><text:span text:style-name="T2">basic.css</text:span><text:span text:style-name="T4">, </text:span><text:span text:style-name="T2">basic.html</text:span><text:span text:style-name="T4">, </text:span><text:span text:style-name="T2">main.css</text:span><text:span text:style-name="T4">). </text:span></text:p>
        </text:list-item>
      </text:list>
      <text:h text:style-name="P15" text:outline-level="2">Steps, Part One</text:h>
      <text:list xml:id="list119930811" text:continue-list="list2083952852" text:style-name="L2">
        <text:list-item text:start-value="1">
          <text:p text:style-name="P9"><text:span text:style-name="T4">Look at the content of the file </text:span><text:span text:style-name="T2">public/basic.html</text:span><text:span text:style-name="T4">.</text:span></text:p>
        </text:list-item>
        <text:list-item>
          <text:p text:style-name="P9"><text:span text:style-name="T4">In the </text:span><text:span text:style-name="T2">lib</text:span><text:span text:style-name="T4"> folder, create a file </text:span><text:span text:style-name="T2">annotated_shakespeare.rb</text:span><text:span text:style-name="T4">. </text:span></text:p>
        </text:list-item>
      </text:list>
      <text:list xml:id="list1272199883" text:style-name="L3">
        <text:list-item>
          <text:list>
            <text:list-item>
              <text:p text:style-name="P10">Add the following content to that file. We're setting the public folder to have the right path, measured from where the application file is.</text:p>
            </text:list-item>
          </text:list>
        </text:list-item>
      </text:list>
      <text:p text:style-name="P6"># encoding: utf-8</text:p>
      <text:p text:style-name="P6"/>
      <text:p text:style-name="P6">require 'sinatra/base'</text:p>
      <text:p text:style-name="P6"/>
      <text:p text:style-name="P6">ROOT_DIR = File.expand_path('../../', __FILE__)</text:p>
      <text:p text:style-name="P6"/>
      <text:p text:style-name="P6">class AnnotatedShakespeare &lt; Sinatra::Base</text:p>
      <text:p text:style-name="P6"><text:s text:c="2"/>set :public_folder,</text:p>
      <text:p text:style-name="P6"><text:s text:c="6"/>File.expand_path('public', ROOT_DIR)</text:p>
      <text:p text:style-name="P6">end</text:p>
      <text:list xml:id="list1899384515" text:continue-list="list119930811" text:style-name="L2">
        <text:list-item>
          <text:p text:style-name="P9">In the terminal, type the command <text:span text:style-name="T2">shotgun.</text:span><text:span text:style-name="T4"> Take note of the port number it tells you to use (should be 9393).</text:span></text:p>
        </text:list-item>
        <text:list-item>
          <text:p text:style-name="P9"><text:span text:style-name="T4">In Chrome, go to </text:span><text:a xlink:type="simple" xlink:href="http://localhost:9393/basic.html"><text:span text:style-name="T4">http://localhost:9393/basic.html</text:span></text:a></text:p>
        </text:list-item>
      </text:list>
      <text:h text:style-name="P15" text:outline-level="2">Steps, Part Two</text:h>
      <text:list xml:id="list1173035874" text:continue-list="list1899384515" text:style-name="L2">
        <text:list-item text:start-value="1">
          <text:p text:style-name="P9"><text:span text:style-name="T4">In the </text:span><text:span text:style-name="T2">lib</text:span><text:span text:style-name="T4"> folder, edit </text:span><text:span text:style-name="T2">annotated_shakespeare.rb</text:span><text:span text:style-name="T4">. </text:span></text:p>
        </text:list-item>
      </text:list>
      <text:list xml:id="list1103659291" text:style-name="L4">
        <text:list-item>
          <text:list>
            <text:list-item>
              <text:p text:style-name="P12"><text:soft-page-break/>Change the file to have this content; we're adding the basic '/' handler</text:p>
            </text:list-item>
          </text:list>
        </text:list-item>
      </text:list>
      <text:p text:style-name="P6"># encoding: utf-8</text:p>
      <text:p text:style-name="P6"/>
      <text:p text:style-name="P6">require 'sinatra/base'</text:p>
      <text:p text:style-name="P6"/>
      <text:p text:style-name="P6">ROOT_DIR = File.expand_path('../../', __FILE__)</text:p>
      <text:p text:style-name="P6"/>
      <text:p text:style-name="P6">class AnnotatedShakespeare &lt; Sinatra::Base</text:p>
      <text:p text:style-name="P6"><text:s text:c="2"/>set :views, File.expand_path('views', ROOT_DIR)</text:p>
      <text:p text:style-name="P6"><text:s text:c="2"/>set :public_folder, File.expand_path('public', ROOT_DIR)</text:p>
      <text:p text:style-name="P6"/>
      <text:p text:style-name="P6"><text:s text:c="2"/>get '/' do</text:p>
      <text:p text:style-name="P6"><text:s text:c="4"/>@title = "Index"</text:p>
      <text:p text:style-name="P6"><text:s text:c="4"/>erb :index</text:p>
      <text:p text:style-name="P6"><text:s text:c="2"/>end</text:p>
      <text:p text:style-name="P6">end</text:p>
      <text:list xml:id="list1875959782" text:continue-list="list1173035874" text:style-name="L2">
        <text:list-item>
          <text:p text:style-name="P9"><text:span text:style-name="T4">In the </text:span><text:span text:style-name="T2">views</text:span><text:span text:style-name="T4"> folder, create a file called </text:span><text:span text:style-name="T2">index.erb</text:span><text:span text:style-name="T4">. </text:span></text:p>
        </text:list-item>
      </text:list>
      <text:list xml:id="list972859940" text:style-name="L5">
        <text:list-item>
          <text:list>
            <text:list-item>
              <text:p text:style-name="P11">Add the following content to that file.</text:p>
            </text:list-item>
          </text:list>
        </text:list-item>
      </text:list>
      <text:p text:style-name="P7">&lt;h1&gt;Hello World from the template&lt;/h1&gt;</text:p>
      <text:list xml:id="list463055744" text:continue-list="list1875959782" text:style-name="L2">
        <text:list-item>
          <text:p text:style-name="P9"><text:span text:style-name="T5">Copy the </text:span><text:span text:style-name="T3">views/layout.erb</text:span><text:span text:style-name="T5"> file from the repository to the </text:span><text:span text:style-name="T3">views</text:span><text:span text:style-name="T5"> folder.</text:span></text:p>
        </text:list-item>
        <text:list-item>
          <text:p text:style-name="P9">In the terminal, type the command <text:span text:style-name="T2">shotgun.</text:span><text:span text:style-name="T4"> </text:span></text:p>
        </text:list-item>
        <text:list-item>
          <text:p text:style-name="P9"><text:span text:style-name="T5">In Chrome, go to </text:span><text:a xlink:type="simple" xlink:href="http://localhost:9393/"><text:span text:style-name="T5">http://localhost:9393</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199cm" fo:margin-bottom="0.199cm" fo:line-height="100%" style:shadow="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Verdana" fo:font-size="14pt" fo:font-weight="bold" style:font-size-asian="14pt" style:font-weight-asian="bold" style:font-size-complex="14pt" style:font-weight-complex="bold"/>
    </style:style>
    <style:style style:name="MP3" style:family="paragraph" style:parent-style-name="Header">
      <style:text-properties style:font-name="Verdana" fo:font-size="14pt" style:font-size-asian="14pt" style:font-size-complex="14pt"/>
    </style:style>
    <style:style style:name="MP4" style:family="paragraph" style:parent-style-name="Header">
      <style:paragraph-properties fo:text-align="end" style:justify-single-word="false" fo:padding="0cm" fo:border-left="none" fo:border-right="none" fo:border-top="none" fo:border-bottom="0.06pt solid #000000" style:shadow="none"/>
      <style:text-properties style:font-name="Verdana" fo:font-size="14pt" style:font-size-asian="14pt" style:font-size-complex="14pt"/>
    </style:style>
    <style:style style:name="MP5" style:family="paragraph" style:parent-style-name="Footer">
      <style:paragraph-properties fo:padding="0cm" fo:border-left="none" fo:border-right="none" fo:border-top="0.06pt solid #000000" fo:border-bottom="none" style:shadow="none"/>
      <style:text-properties style:font-name="Verdana" fo:font-size="8pt" style:font-size-asian="8pt" style:font-size-complex="8pt"/>
    </style:style>
    <style:style style:name="MT1" style:family="text">
      <style:text-properties style:font-name="Verdana" fo:font-size="14pt" fo:font-weight="bold"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paragraph" svg:x="-0.071cm" svg:y="0cm" svg:width="3.411cm" svg:height="2.249cm" draw:z-index="2"><draw:image xlink:href="Pictures/100000000000008D0000005D5AA6CD80.jpg" xlink:type="simple" xlink:show="embed" xlink:actuate="onLoad"/></draw:frame><text:tab/><text:span text:style-name="MT1">XML Summer School 2012</text:span></text:p>
        <text:p text:style-name="MP2">Practical Web Applications</text:p>
        <text:p text:style-name="MP3"/>
        <text:p text:style-name="MP4"><text:tab/>Exercise 1</text:p>
      </style:header>
      <style:footer>
        <text:p text:style-name="MP5">XML Summer School 2012<text:tab/>Practical Web Applications<text:tab/>Exercise 1</text:p>
        <text:p text:style-name="MP5">Copyright Lauren Wood, Matt Patterson, Norm Walsh, Paul Downey CC-BY-NC-SA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Chelsom</meta:initial-creator>
    <meta:creation-date>2009-08-13T16:04:39</meta:creation-date>
    <dc:date>2012-09-12T14:09:09</dc:date>
    <dc:creator>Lauren </dc:creator>
    <meta:editing-duration>P2DT22H58M20S</meta:editing-duration>
    <meta:editing-cycles>49</meta:editing-cycles>
    <meta:generator>LibreOffice/3.5$MacOSX_x86 LibreOffice_project/e0fbe70-dcba98b-297ab39-994e618-0f858f0</meta:generator>
    <meta:printed-by>John Chelsom</meta:printed-by>
    <meta:print-date>2009-09-17T11:27:06</meta:print-date>
    <meta:document-statistic meta:table-count="0" meta:image-count="1" meta:object-count="0" meta:page-count="3" meta:paragraph-count="57" meta:word-count="766" meta:character-count="4746" meta:non-whitespace-character-count="4023"/>
  </office:meta>
</office:document-meta>
</file>